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20cda" officeooo:paragraph-rsid="00120cda"/>
    </style:style>
    <style:style style:name="P2" style:family="paragraph" style:parent-style-name="Standard" style:list-style-name="L1">
      <style:text-properties officeooo:paragraph-rsid="00120cda"/>
    </style:style>
    <style:style style:name="P3" style:family="paragraph" style:parent-style-name="Standard" style:list-style-name="L1">
      <style:text-properties officeooo:rsid="0012bac0" officeooo:paragraph-rsid="0012bac0"/>
    </style:style>
    <style:style style:name="T1" style:family="text">
      <style:text-properties officeooo:rsid="00120c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0093273" text:style-name="L1">
        <text:list-item>
          <text:p text:style-name="P2"><text:span text:style-name="T1">Article 1: Introduction</text:span></text:p>
          <text:list>
            <text:list-item>
              <text:p text:style-name="P1">Section 1.A – Name</text:p>
            </text:list-item>
            <text:list-item>
              <text:p text:style-name="P1">Section 1.B – Purpose</text:p>
            </text:list-item>
            <text:list-item>
              <text:p text:style-name="P1">Section 1.C – Objectives</text:p>
              <text:list>
                <text:list-item>
                  <text:p text:style-name="P1">To facilitate the commons</text:p>
                </text:list-item>
              </text:list>
            </text:list-item>
          </text:list>
        </text:list-item>
        <text:list-item>
          <text:p text:style-name="P1">Article 2: Membership</text:p>
          <text:list>
            <text:list-item>
              <text:p text:style-name="P1">for each: definition/qualifications/selection/expectations/privileges/evaluations/leave of Absense/Resignation/Terms (impeachment)</text:p>
            </text:list-item>
            <text:list-item>
              <text:p text:style-name="P1">Community</text:p>
              <text:list>
                <text:list-item>
                  <text:p text:style-name="P3">What is afforded to the community by OWC/ </text:p>
                  <text:list>
                    <text:list-item>
                      <text:p text:style-name="P3">Access to services</text:p>
                    </text:list-item>
                    <text:list-item>
                      <text:p text:style-name="P3">Involvement in operations</text:p>
                    </text:list-item>
                  </text:list>
                </text:list-item>
              </text:list>
            </text:list-item>
            <text:list-item>
              <text:p text:style-name="P1">Open Works Collective</text:p>
              <text:list>
                <text:list-item>
                  <text:p text:style-name="P1">Member</text:p>
                  <text:list>
                    <text:list-item>
                      <text:p text:style-name="P1"/>
                    </text:list-item>
                  </text:list>
                </text:list-item>
                <text:list-item>
                  <text:p text:style-name="P1">Officer</text:p>
                  <text:list>
                    <text:list-item>
                      <text:p text:style-name="P1"/>
                    </text:list-item>
                  </text:list>
                </text:list-item>
                <text:list-item>
                  <text:p text:style-name="P1">Advisor</text:p>
                </text:list-item>
              </text:list>
            </text:list-item>
          </text:list>
        </text:list-item>
        <text:list-item>
          <text:p text:style-name="P1">Article 3: Voting</text:p>
          <text:list>
            <text:list-item>
              <text:p text:style-name="P1">Definitions</text:p>
            </text:list-item>
            <text:list-item>
              <text:p text:style-name="P1">Types of voting</text:p>
              <text:list>
                <text:list-item>
                  <text:p text:style-name="P1">section-voting period</text:p>
                  <text:list>
                    <text:list-item>
                      <text:p text:style-name="P1">immediate</text:p>
                    </text:list-item>
                    <text:list-item>
                      <text:p text:style-name="P1">regulatory (balloted) – candidate removal/selection, monetary investment, constitutional modification</text:p>
                    </text:list-item>
                    <text:list-item>
                      <text:p text:style-name="P1">saving records of votes</text:p>
                    </text:list-item>
                    <text:list-item>
                      <text:p text:style-name="P1"># of votes</text:p>
                      <text:list>
                        <text:list-item>
                          <text:p text:style-name="P1">ti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Article IV – Amendments / Constitutional Maintenance</text:p>
        </text:list-item>
        <text:list-item>
          <text:p text:style-name="P1">Article V – Financial Structur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13:59:36.996736335</meta:creation-date>
    <dc:date>2022-01-12T14:21:32.448522591</dc:date>
    <meta:editing-duration>PT1M35S</meta:editing-duration>
    <meta:editing-cycles>1</meta:editing-cycles>
    <meta:document-statistic meta:table-count="0" meta:image-count="0" meta:object-count="0" meta:page-count="1" meta:paragraph-count="28" meta:word-count="110" meta:character-count="719" meta:non-whitespace-character-count="656"/>
    <meta:generator>LibreOffice/7.1.4.2$Linux_X86_64 LibreOffice_project/10$Build-2</meta:generator>
  </office:meta>
</office:document-meta>
</file>